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Ubuntu, 'Helvetica Neue', sans-serif"/>
    <style:font-face style:name="apple-system1" svg:font-family="apple-system, system-ui, BlinkMacSystemFont, 'Segoe UI', Roboto, 'Helvetica Neue', 'Fira Sans', Ubuntu, Oxygen, 'Oxygen Sans', Cantarell, 'Droid Sans', 'Apple Color Emoji', 'Segoe UI Emoji', 'Segoe UI Emoji', 'Segoe UI Symbol', 'Lucida Grande', Helvetica, Arial, sans-serif"/>
    <style:font-face style:name="charter" svg:font-family="charter, Georgia, Cambria, 'Times New Roman', Times, serif"/>
  </office:font-face-decls>
  <office:automatic-styles>
    <style:style style:name="P1" style:family="paragraph" style:parent-style-name="Heading_20_3">
      <style:paragraph-properties fo:margin-left="0in" fo:margin-right="0in" fo:margin-top="0.1772in" fo:margin-bottom="0.1772in" style:contextual-spacing="false" fo:line-height="140%" fo:orphans="2" fo:widows="2" fo:text-indent="0in" style:auto-text-indent="false" fo:padding="0in" fo:border="none"/>
      <style:text-properties fo:font-variant="normal" fo:text-transform="none" fo:font-size="13.5pt" fo:letter-spacing="normal" fo:font-style="normal" fo:font-weight="normal"/>
    </style:style>
    <style:style style:name="P2" style:family="paragraph" style:parent-style-name="Text_20_body">
      <style:paragraph-properties fo:margin-left="0in" fo:margin-right="0in" fo:orphans="2" fo:widows="2" fo:text-indent="0in" style:auto-text-indent="false"/>
      <style:text-properties fo:font-variant="normal" fo:text-transform="none" fo:letter-spacing="normal"/>
    </style:style>
    <style:style style:name="P3" style:family="paragraph" style:parent-style-name="Text_20_body">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officeooo:rsid="007a2fcf" officeooo:paragraph-rsid="007a2fcf"/>
    </style:style>
    <style:style style:name="P4" style:family="paragraph" style:parent-style-name="Text_20_body">
      <style:paragraph-properties fo:margin-left="0in" fo:margin-right="0in" style:line-height-at-least="0.3335in" fo:orphans="2" fo:widows="2" fo:text-indent="0in" style:auto-text-indent="false"/>
      <style:text-properties fo:font-variant="normal" fo:text-transform="none" fo:color="#c9211e" loext:opacity="100%" style:font-name="charter" fo:font-size="15pt" fo:font-style="normal" fo:font-weight="normal"/>
    </style:style>
    <style:style style:name="P5"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paragraph-rsid="00150153"/>
    </style:style>
    <style:style style:name="P6"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rsid="0016ec9d" officeooo:paragraph-rsid="0016ec9d"/>
    </style:style>
    <style:style style:name="P7"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rsid="00176835" officeooo:paragraph-rsid="00176835"/>
    </style:style>
    <style:style style:name="P8"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rsid="00421c09" officeooo:paragraph-rsid="00421c09"/>
    </style:style>
    <style:style style:name="P9" style:family="paragraph" style:parent-style-name="Standard">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officeooo:rsid="00471474" officeooo:paragraph-rsid="00471474"/>
    </style:style>
    <style:style style:name="P10" style:family="paragraph" style:parent-style-name="Standard">
      <style:paragraph-properties fo:margin-left="0in" fo:margin-right="0in" fo:orphans="2" fo:widows="2" fo:text-indent="0in" style:auto-text-indent="false"/>
    </style:style>
    <style:style style:name="P11" style:family="paragraph" style:parent-style-name="Standard">
      <style:paragraph-properties fo:margin-left="0in" fo:margin-right="0in" fo:orphans="2" fo:widows="2" fo:text-indent="0in" style:auto-text-indent="false"/>
      <style:text-properties officeooo:paragraph-rsid="00150153"/>
    </style:style>
    <style:style style:name="P12" style:family="paragraph" style:parent-style-name="Standard">
      <style:paragraph-properties fo:margin-left="0in" fo:margin-right="0in" fo:orphans="2" fo:widows="2" fo:text-indent="0in" style:auto-text-indent="false"/>
      <style:text-properties officeooo:paragraph-rsid="004eaa28"/>
    </style:style>
    <style:style style:name="P13" style:family="paragraph" style:parent-style-name="Standard">
      <style:paragraph-properties fo:margin-left="0in" fo:margin-right="0in" fo:orphans="2" fo:widows="2" fo:text-indent="0in" style:auto-text-indent="false"/>
      <style:text-properties officeooo:rsid="0018d86c" officeooo:paragraph-rsid="0018d86c"/>
    </style:style>
    <style:style style:name="P14" style:family="paragraph" style:parent-style-name="Standard">
      <style:paragraph-properties fo:margin-left="0in" fo:margin-right="0in" fo:orphans="2" fo:widows="2" fo:text-indent="0in" style:auto-text-indent="false"/>
      <style:text-properties officeooo:rsid="0019ef35" officeooo:paragraph-rsid="0019ef35"/>
    </style:style>
    <style:style style:name="P15" style:family="paragraph" style:parent-style-name="Standard">
      <style:paragraph-properties fo:margin-left="0in" fo:margin-right="0in" fo:orphans="2" fo:widows="2" fo:text-indent="0in" style:auto-text-indent="false"/>
      <style:text-properties officeooo:rsid="001e8d7d" officeooo:paragraph-rsid="001e8d7d"/>
    </style:style>
    <style:style style:name="P16" style:family="paragraph" style:parent-style-name="Standard">
      <style:paragraph-properties fo:margin-left="0in" fo:margin-right="0in" fo:orphans="2" fo:widows="2" fo:text-indent="0in" style:auto-text-indent="false"/>
      <style:text-properties officeooo:rsid="001e8d7d" officeooo:paragraph-rsid="00257c2e"/>
    </style:style>
    <style:style style:name="P17" style:family="paragraph" style:parent-style-name="Standard">
      <style:paragraph-properties fo:margin-left="0in" fo:margin-right="0in" fo:orphans="2" fo:widows="2" fo:text-indent="0in" style:auto-text-indent="false"/>
      <style:text-properties officeooo:rsid="001ee135" officeooo:paragraph-rsid="001ee135"/>
    </style:style>
    <style:style style:name="P18" style:family="paragraph" style:parent-style-name="Standard">
      <style:paragraph-properties fo:margin-left="0in" fo:margin-right="0in" fo:orphans="2" fo:widows="2" fo:text-indent="0in" style:auto-text-indent="false"/>
      <style:text-properties officeooo:rsid="00228515" officeooo:paragraph-rsid="00228515"/>
    </style:style>
    <style:style style:name="P19" style:family="paragraph" style:parent-style-name="Standard">
      <style:paragraph-properties fo:margin-left="0in" fo:margin-right="0in" fo:orphans="2" fo:widows="2" fo:text-indent="0in" style:auto-text-indent="false"/>
      <style:text-properties officeooo:rsid="00228515" officeooo:paragraph-rsid="002538f2"/>
    </style:style>
    <style:style style:name="P20" style:family="paragraph" style:parent-style-name="Standard">
      <style:paragraph-properties fo:margin-left="0in" fo:margin-right="0in" fo:orphans="2" fo:widows="2" fo:text-indent="0in" style:auto-text-indent="false"/>
      <style:text-properties officeooo:rsid="00257c2e" officeooo:paragraph-rsid="00257c2e"/>
    </style:style>
    <style:style style:name="P21" style:family="paragraph" style:parent-style-name="Standard">
      <style:paragraph-properties fo:margin-left="0in" fo:margin-right="0in" fo:orphans="2" fo:widows="2" fo:text-indent="0in" style:auto-text-indent="false"/>
      <style:text-properties officeooo:rsid="002610cd" officeooo:paragraph-rsid="002610cd"/>
    </style:style>
    <style:style style:name="P22" style:family="paragraph" style:parent-style-name="Text_20_body">
      <style:paragraph-properties fo:margin-left="0in" fo:margin-right="0in" fo:orphans="2" fo:widows="2" fo:text-indent="0in" style:auto-text-indent="false"/>
      <style:text-properties officeooo:rsid="002610cd" officeooo:paragraph-rsid="002610cd"/>
    </style:style>
    <style:style style:name="P23" style:family="paragraph" style:parent-style-name="Standard">
      <style:paragraph-properties fo:margin-left="0in" fo:margin-right="0in" fo:orphans="2" fo:widows="2" fo:text-indent="0in" style:auto-text-indent="false"/>
      <style:text-properties fo:font-weight="bold" officeooo:rsid="002610cd" officeooo:paragraph-rsid="002610cd" style:font-weight-asian="bold" style:font-weight-complex="bold"/>
    </style:style>
    <style:style style:name="P24" style:family="paragraph" style:parent-style-name="Standard">
      <style:paragraph-properties fo:margin-left="0in" fo:margin-right="0in" fo:orphans="2" fo:widows="2" fo:text-indent="0in" style:auto-text-indent="false"/>
      <style:text-properties fo:color="#d4be98" loext:opacity="100%" style:font-name="Consolas" fo:font-size="14pt" fo:font-weight="bold" officeooo:rsid="002610cd" officeooo:paragraph-rsid="002610cd" fo:background-color="#292828" style:font-size-asian="14pt" style:font-weight-asian="bold" style:font-size-complex="14pt" style:font-weight-complex="bold"/>
    </style:style>
    <style:style style:name="P25" style:family="paragraph" style:parent-style-name="Standard">
      <style:paragraph-properties style:line-height-at-least="0.198in"/>
      <style:text-properties fo:color="#d4be98" loext:opacity="100%" fo:font-size="14pt" fo:font-weight="bold" fo:background-color="#292828" style:font-size-asian="14pt" style:font-weight-asian="bold" style:font-size-complex="14pt" style:font-weight-complex="bold"/>
    </style:style>
    <style:style style:name="P26" style:family="paragraph" style:parent-style-name="Standard">
      <style:paragraph-properties style:line-height-at-least="0.198in"/>
      <style:text-properties fo:color="#d4bfa0" loext:opacity="100%" style:font-name="Consolas" fo:font-size="14pt" fo:font-weight="bold" fo:background-color="#292828" style:font-size-asian="14pt" style:font-weight-asian="bold" style:font-size-complex="14pt" style:font-weight-complex="bold"/>
    </style:style>
    <style:style style:name="P27" style:family="paragraph" style:parent-style-name="Standard">
      <style:paragraph-properties style:line-height-at-least="0.198in"/>
      <style:text-properties fo:color="#d4bfa0" loext:opacity="100%" fo:font-size="14pt" fo:font-weight="bold" fo:background-color="#292828" style:font-size-asian="14pt" style:font-weight-asian="bold" style:font-size-complex="14pt" style:font-weight-complex="bold"/>
    </style:style>
    <style:style style:name="P28" style:family="paragraph" style:parent-style-name="Standard">
      <style:paragraph-properties style:line-height-at-least="0.198in"/>
      <style:text-properties fo:color="#7e6b5f" loext:opacity="100%" fo:font-size="14pt" fo:font-weight="bold" fo:background-color="#292828" style:font-size-asian="14pt" style:font-weight-asian="bold" style:font-size-complex="14pt" style:font-weight-complex="bold"/>
    </style:style>
    <style:style style:name="P29" style:family="paragraph" style:parent-style-name="Standard">
      <style:text-properties fo:color="#c9211e" loext:opacity="100%"/>
    </style:style>
    <style:style style:name="P30" style:family="paragraph" style:parent-style-name="Standard">
      <style:paragraph-properties style:line-height-at-least="0.198in"/>
      <style:text-properties fo:color="#c9211e" loext:opacity="100%" style:font-name="Consolas" fo:font-size="14pt" fo:font-weight="bold" fo:background-color="#292828" style:font-size-asian="14pt" style:font-weight-asian="bold" style:font-size-complex="14pt" style:font-weight-complex="bold"/>
    </style:style>
    <style:style style:name="P31" style:family="paragraph" style:parent-style-name="Standard">
      <style:paragraph-properties fo:margin-left="0in" fo:margin-right="0in" fo:orphans="2" fo:widows="2" fo:text-indent="0in" style:auto-text-indent="false"/>
      <style:text-properties fo:color="#c9211e" loext:opacity="100%" officeooo:rsid="002610cd" officeooo:paragraph-rsid="002610cd"/>
    </style:style>
    <style:style style:name="P32" style:family="paragraph" style:parent-style-name="Standard">
      <style:paragraph-properties fo:margin-left="0in" fo:margin-right="0in" fo:orphans="2" fo:widows="2" fo:text-indent="0in" style:auto-text-indent="false"/>
      <style:text-properties fo:font-variant="normal" fo:text-transform="none" style:font-name="apple-system1" fo:font-size="10.5pt" fo:letter-spacing="normal" fo:font-style="normal" fo:font-weight="normal" officeooo:paragraph-rsid="004eaa28"/>
    </style:style>
    <style:style style:name="P33" style:family="paragraph" style:parent-style-name="Standard">
      <style:paragraph-properties fo:margin-left="0in" fo:margin-right="0in" fo:orphans="2" fo:widows="2" fo:text-indent="0in" style:auto-text-indent="false"/>
      <style:text-properties fo:font-variant="normal" fo:text-transform="none" style:font-name="apple-system1" fo:font-size="10.5pt" fo:letter-spacing="normal" fo:font-style="normal" fo:font-weight="bold" officeooo:paragraph-rsid="004eaa28" style:font-weight-asian="bold" style:font-weight-complex="bold"/>
    </style:style>
    <style:style style:name="P34"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000000" loext:opacity="100%" style:font-name="Arial" fo:font-size="12pt" fo:letter-spacing="normal" fo:font-style="normal" fo:font-weight="normal" officeooo:paragraph-rsid="00833316"/>
    </style:style>
    <style:style style:name="P35"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style:text-properties officeooo:paragraph-rsid="00833316"/>
    </style:style>
    <style:style style:name="P36" style:family="paragraph" style:parent-style-name="Text_20_body" style:list-style-name="L1">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style:style>
    <style:style style:name="P37" style:family="paragraph" style:parent-style-name="Text_20_body" style:list-style-name="L2">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style:style>
    <style:style style:name="P38" style:family="paragraph" style:parent-style-name="Text_20_body" style:list-style-name="L2">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officeooo:paragraph-rsid="0080292c"/>
    </style:style>
    <style:style style:name="P39" style:family="paragraph" style:parent-style-name="Text_20_body" style:list-style-name="L2">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officeooo:paragraph-rsid="0050368d"/>
    </style:style>
    <style:style style:name="P40" style:family="paragraph" style:parent-style-name="Text_20_body" style:list-style-name="L2">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officeooo:paragraph-rsid="00814dc3"/>
    </style:style>
    <style:style style:name="P41" style:family="paragraph" style:parent-style-name="Text_20_body" style:list-style-name="L2">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officeooo:rsid="005bb776" officeooo:paragraph-rsid="005bb776"/>
    </style:style>
    <style:style style:name="P42" style:family="paragraph" style:parent-style-name="Text_20_body" style:list-style-name="L2">
      <style:paragraph-properties fo:margin-left="0.1772in" fo:margin-right="0in" fo:margin-top="0.0835in" fo:margin-bottom="0.0835in" style:contextual-spacing="false" fo:orphans="2" fo:widows="2" fo:text-indent="0in" style:auto-text-indent="false" fo:padding="0in" fo:border="none"/>
      <style:text-properties fo:font-variant="normal" fo:text-transform="none" fo:letter-spacing="normal" fo:font-style="normal" fo:font-weight="normal" officeooo:rsid="00546089" officeooo:paragraph-rsid="00546089"/>
    </style:style>
    <style:style style:name="T1" style:family="text">
      <style:text-properties fo:font-variant="normal" fo:text-transform="none" fo:color="#000000" loext:opacity="100%" style:font-name="Arial" fo:font-size="12pt" fo:letter-spacing="normal" fo:font-style="normal" fo:font-weight="normal"/>
    </style:style>
    <style:style style:name="T2" style:family="text">
      <style:text-properties fo:font-variant="normal" fo:text-transform="none" fo:color="#000000" loext:opacity="100%" style:font-name="Arial" fo:font-size="12pt" fo:letter-spacing="normal" fo:font-style="normal" fo:font-weight="normal" fo:background-color="#ffff00" loext:char-shading-value="0"/>
    </style:style>
    <style:style style:name="T3" style:family="text">
      <style:text-properties fo:font-variant="normal" fo:text-transform="none" fo:color="#c9211e" loext:opacity="100%" style:font-name="charter" fo:font-size="15pt" fo:font-style="normal" fo:font-weight="bold"/>
    </style:style>
    <style:style style:name="T4" style:family="text">
      <style:text-properties fo:font-variant="normal" fo:text-transform="none" style:font-name="apple-system1" fo:font-size="10.5pt" fo:letter-spacing="normal" fo:font-style="normal" fo:font-weight="normal"/>
    </style:style>
    <style:style style:name="T5" style:family="text">
      <style:text-properties fo:font-variant="normal" fo:text-transform="none" style:font-name="apple-system1" fo:font-size="10.5pt" fo:letter-spacing="normal" fo:font-style="normal" fo:font-weight="bold" style:font-weight-asian="bold" style:font-weight-complex="bold"/>
    </style:style>
    <style:style style:name="T6" style:family="text">
      <style:text-properties fo:font-variant="normal" fo:text-transform="none" fo:letter-spacing="normal"/>
    </style:style>
    <style:style style:name="T7" style:family="text">
      <style:text-properties fo:font-variant="normal" fo:text-transform="none" fo:color="#333e49" loext:opacity="100%" style:font-name="apple-system" fo:font-size="12pt" fo:letter-spacing="normal" fo:font-style="normal" fo:font-weight="bold" loext:padding="0in" loext:border="none"/>
    </style:style>
    <style:style style:name="T8" style:family="text">
      <style:text-properties fo:font-variant="normal" fo:text-transform="none" fo:color="#333e49" loext:opacity="100%" style:font-name="apple-system" fo:font-size="12pt" fo:letter-spacing="normal" fo:font-style="normal" fo:font-weight="normal"/>
    </style:style>
    <style:style style:name="T9" style:family="text">
      <style:text-properties fo:font-style="normal" fo:font-weight="normal"/>
    </style:style>
    <style:style style:name="T10" style:family="text">
      <style:text-properties fo:background-color="#ffff00" loext:char-shading-value="0"/>
    </style:style>
    <style:style style:name="T11" style:family="text">
      <style:text-properties officeooo:rsid="002538f2"/>
    </style:style>
    <style:style style:name="T12" style:family="text">
      <style:text-properties fo:color="#d4bfa0" loext:opacity="100%"/>
    </style:style>
    <style:style style:name="T13" style:family="text">
      <style:text-properties fo:color="#d4bfa0" loext:opacity="100%" style:font-name="Consolas"/>
    </style:style>
    <style:style style:name="T14" style:family="text">
      <style:text-properties style:font-name="Consolas"/>
    </style:style>
    <style:style style:name="T15" style:family="text">
      <style:text-properties fo:color="#aa2a2a" loext:opacity="100%" style:font-name="Consolas" style:text-underline-style="solid" style:text-underline-width="auto" style:text-underline-color="font-color"/>
    </style:style>
    <style:style style:name="T16" style:family="text">
      <style:text-properties fo:color="#7e6b5f" loext:opacity="100%" style:font-name="Consolas"/>
    </style:style>
    <style:style style:name="T17" style:family="text">
      <style:text-properties fo:color="#97a2a7" loext:opacity="100%" style:font-name="Consolas"/>
    </style:style>
    <style:style style:name="T18" style:family="text">
      <style:text-properties fo:color="#6b95c5" loext:opacity="100%" style:font-name="Consolas"/>
    </style:style>
    <style:style style:name="T19" style:family="text">
      <style:text-properties style:font-name="apple-system1" fo:font-size="10.5pt"/>
    </style:style>
    <style:style style:name="T20" style:family="text">
      <style:text-properties officeooo:rsid="0049e16a"/>
    </style:style>
    <style:style style:name="T21" style:family="text">
      <style:text-properties officeooo:rsid="0050368d"/>
    </style:style>
    <style:style style:name="T22" style:family="text">
      <style:text-properties officeooo:rsid="0050b033"/>
    </style:style>
    <style:style style:name="T23" style:family="text">
      <style:text-properties officeooo:rsid="00563323"/>
    </style:style>
    <style:style style:name="T24" style:family="text">
      <style:text-properties officeooo:rsid="0057b4a3"/>
    </style:style>
    <style:style style:name="T25" style:family="text">
      <style:text-properties officeooo:rsid="00583912"/>
    </style:style>
    <style:style style:name="T26" style:family="text">
      <style:text-properties officeooo:rsid="0062ef7f"/>
    </style:style>
    <style:style style:name="T27" style:family="text">
      <style:text-properties officeooo:rsid="0064b955"/>
    </style:style>
    <style:style style:name="T28" style:family="text">
      <style:text-properties officeooo:rsid="006b0810"/>
    </style:style>
    <style:style style:name="T29" style:family="text">
      <style:text-properties officeooo:rsid="006cfc6b"/>
    </style:style>
    <style:style style:name="T30" style:family="text">
      <style:text-properties officeooo:rsid="0072d01a"/>
    </style:style>
    <style:style style:name="T31" style:family="text">
      <style:text-properties officeooo:rsid="007844d9"/>
    </style:style>
    <style:style style:name="T32" style:family="text">
      <style:text-properties officeooo:rsid="007b071a"/>
    </style:style>
    <style:style style:name="T33" style:family="text">
      <style:text-properties officeooo:rsid="007c6f89"/>
    </style:style>
    <style:style style:name="T34" style:family="text">
      <style:text-properties officeooo:rsid="007d143a"/>
    </style:style>
    <style:style style:name="T35" style:family="text">
      <style:text-properties officeooo:rsid="0080292c"/>
    </style:style>
    <style:style style:name="T36" style:family="text">
      <style:text-properties officeooo:rsid="00814dc3"/>
    </style:style>
    <style:style style:name="T37" style:family="text">
      <style:text-properties fo:color="#333e49" loext:opacity="100%" style:font-name="apple-system"/>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8">Co-work space in Lahore</text:p>
      <text:p text:style-name="P8"/>
      <text:p text:style-name="P35"><text:span text:style-name="Strong_20_Emphasis"><text:span text:style-name="T7">Kubernetes </text:span></text:span><text:span text:style-name="T8">(Cloud managed and/or self-hosted)</text:span> </text:p>
      <text:p text:style-name="P35"/>
      <text:p text:style-name="P35"><text:span text:style-name="Strong_20_Emphasis"><text:span text:style-name="T7">Google Cloud</text:span></text:span> </text:p>
      <text:p text:style-name="P35"/>
      <text:p text:style-name="P35"><text:span text:style-name="Strong_20_Emphasis"><text:span text:style-name="T7">Terraform </text:span></text:span><text:span text:style-name="T8">or </text:span><text:span text:style-name="Strong_20_Emphasis"><text:span text:style-name="T7">CloudFormation</text:span></text:span><text:span text:style-name="T8">,</text:span> </text:p>
      <text:p text:style-name="P35"/>
      <text:p text:style-name="P35"><text:span text:style-name="Strong_20_Emphasis"><text:span text:style-name="T7">Ansible </text:span></text:span><text:span text:style-name="T8">or </text:span><text:span text:style-name="Strong_20_Emphasis"><text:span text:style-name="T7">Puppet</text:span></text:span> </text:p>
      <text:p text:style-name="P35"/>
      <text:p text:style-name="P35"><text:span text:style-name="Strong_20_Emphasis"><text:span text:style-name="T7">Helm</text:span></text:span><text:span text:style-name="T8">(or similar tools eg. kustomize, Kapitan</text:span> , <text:span text:style-name="T8">ArgoCD,</text:span> </text:p>
      <text:p text:style-name="P35"/>
      <text:p text:style-name="P35"><text:span text:style-name="T8">Prometheus/Grafana, Sentry or DataDog, Elasticsearch/Kibana, Elastic beats or Fluentd,</text:span> </text:p>
      <text:p text:style-name="P35"/>
      <text:p text:style-name="P35"/>
      <text:p text:style-name="P35"><text:span text:style-name="T8">CDK (Typescript, Go),</text:span> </text:p>
      <text:p text:style-name="P35"/>
      <text:p text:style-name="P35"><text:span text:style-name="T8">Bash/Python/Go),</text:span> </text:p>
      <text:p text:style-name="P35"/>
      <text:p text:style-name="P35"/>
      <text:p text:style-name="P35"><text:span text:style-name="T8">Graylog, DataDog, Prometheus, CloudWatch or other,</text:span> </text:p>
      <text:p text:style-name="P35"/>
      <text:p text:style-name="P35"><text:span text:style-name="T8">Pulumi,</text:span> </text:p>
      <text:p text:style-name="P35"/>
      <text:p text:style-name="P34"><text:span text:style-name="T37">Docker, Rest API, Integrations, Redis, Kubernetes, PostgreSQL, Microservices.</text:span> </text:p>
      <text:p text:style-name="P5"/>
      <text:p text:style-name="P5"><text:span text:style-name="T19">Implementing CI/CD automation tools: Spinnaker, Docker, Kubernetes, git, Atlassian stack</text:span><text:line-break/>• <text:span text:style-name="T19">Managing monitoring and alerting tools: Stackdriver, Datadog</text:span><text:line-break/>• <text:span text:style-name="T19">Configuring and maintaining infrastructure and infrastructure as code: Google Cloud Platform, Amazon Web Services mainly using Terraform and Terragrunt</text:span><text:line-break/>• <text:span text:style-name="T19">Various tools and development of quality of work improvements: Jira automations, Python scripts, Serverless functions</text:span><text:line-break/>• <text:span text:style-name="T19">Incident management: troubleshooting failed deployments and production incident, issue and problem resolution</text:span> </text:p>
      <text:p text:style-name="P5"/>
      <text:p text:style-name="P5"/>
      <text:p text:style-name="P5"/>
      <text:p text:style-name="P9"><text:soft-page-break/>gitab cicd kubernates gcp java <text:span text:style-name="T20">sring boot terraform</text:span></text:p>
      <text:p text:style-name="P9"/>
      <text:p text:style-name="P5"/>
      <text:p text:style-name="P5"/>
      <text:p text:style-name="P5">Java 11, </text:p>
      <text:p text:style-name="P5">Spring Boot, </text:p>
      <text:p text:style-name="P5">Webflux, </text:p>
      <text:p text:style-name="P5">REST API, </text:p>
      <text:p text:style-name="P5">JWT, </text:p>
      <text:p text:style-name="P5">Kafka(for service-to-service communication), </text:p>
      <text:p text:style-name="P5">CockroachDB, </text:p>
      <text:p text:style-name="P5">Redis(for cache), </text:p>
      <text:p text:style-name="P5">Angular. </text:p>
      <text:p text:style-name="P5"/>
      <text:p text:style-name="P5"/>
      <text:p text:style-name="P6">Kubernetes CICD</text:p>
      <text:p text:style-name="P6"/>
      <text:p text:style-name="P6">Gitlab Piplines</text:p>
      <text:p text:style-name="P5"/>
      <text:p text:style-name="P7">Java Sping boot cicd</text:p>
      <text:p text:style-name="P7"/>
      <text:p text:style-name="P7">Java Spring containers</text:p>
      <text:p text:style-name="P7"/>
      <text:p text:style-name="P7">Java Spring on kubernetes</text:p>
      <text:p text:style-name="P7"/>
      <text:p text:style-name="P7">gitlab CICD</text:p>
      <text:p text:style-name="P7"/>
      <text:p text:style-name="P7">GKE</text:p>
      <text:p text:style-name="P7"/>
      <text:p text:style-name="P7"/>
      <text:p text:style-name="P5"/>
      <text:p text:style-name="P11"><text:span text:style-name="T1">We use the</text:span><text:span text:style-name="T2"> gitlab pipeline with kubernetes&amp;docker based on GCP for CI/CD and orchestration.</text:span><text:span text:style-name="T10"> </text:span></text:p>
      <text:p text:style-name="P10"/>
      <text:p text:style-name="P10"/>
      <text:p text:style-name="P10"/>
      <text:p text:style-name="P2"> <text:span text:style-name="T9">secure CI/CD system for our thousands of lines of Terraform.</text:span></text:p>
      <text:list xml:id="list401501060" text:style-name="L1">
        <text:list-item>
          <text:list>
            <text:list-item>
              <text:p text:style-name="P36">You’ll be mentoring your teammates and working with managers to be better managers.</text:p>
            </text:list-item>
            <text:list-item>
              <text:p text:style-name="P36">You’ll keep your ego in control.</text:p>
            </text:list-item>
          </text:list>
        </text:list-item>
      </text:list>
      <text:h text:style-name="P1" text:outline-level="3">Skills and tools we’d love to see:</text:h>
      <text:list xml:id="list1002554807" text:style-name="L2">
        <text:list-item>
          <text:list>
            <text:list-item>
              <text:p text:style-name="P37">AWS and GCP </text:p>
            </text:list-item>
            <text:list-item>
              <text:p text:style-name="P37">Kubernetes</text:p>
            </text:list-item>
            <text:list-item>
              <text:p text:style-name="P37">Terraform + Ansible + Puppet + SchemaHero</text:p>
            </text:list-item>
            <text:list-item>
              <text:p text:style-name="P37">Gitlab CI/CD</text:p>
            </text:list-item>
            <text:list-item>
              <text:p text:style-name="P38"><text:soft-page-break/>Prometheus, Grafana, Loki, Parca, <text:s/>Kiali</text:p>
            </text:list-item>
            <text:list-item>
              <text:p text:style-name="P41"><text:span text:style-name="T30">Loki</text:span> = query front end , query- back-end, <text:s/>Loki-querier</text:p>
            </text:list-item>
            <text:list-item>
              <text:p text:style-name="P39"><text:s/>Jaeger, <text:span text:style-name="T21">= <text:s/></text:span><text:span text:style-name="T26">ingestion pip</text:span><text:span text:style-name="T27">e</text:span><text:span text:style-name="T26">line , </text:span><text:span text:style-name="T21">Back-end Tracing, Spans, developer </text:span><text:span text:style-name="T35">adds</text:span><text:span text:style-name="T21"> the span for application request traces, <text:s/></text:span><text:span text:style-name="T28">Stateless Database =</text:span><text:span text:style-name="T21">Elasticsearch Cassandra <text:s/>as Dbs, <text:s text:c="3"/></text:span><text:span text:style-name="T22">Sampling = data to collect, <text:s/>Agent Close to application = side car </text:span><text:span text:style-name="T31">ingestion or DemonSet</text:span><text:span text:style-name="T22"> , </text:span><text:span text:style-name="T23">helm chart </text:span><text:span text:style-name="T24">installation, traces of loki </text:span><text:span text:style-name="T25">request, <text:s text:c="2"/></text:span><text:span text:style-name="T29">DB Contains Span collection.</text:span></text:p>
            </text:list-item>
          </text:list>
        </text:list-item>
      </text:list>
      <text:p text:style-name="P3">Jaegar Compnenent= Client, agent, collector, <text:span text:style-name="T32">kafka (Queuing Spans) </text:span><text:span text:style-name="T33">and push to dat</text:span><text:span text:style-name="T34">a</text:span><text:span text:style-name="T33">base</text:span></text:p>
      <text:list xml:id="list170520807951226" text:continue-numbering="true" text:style-name="L2">
        <text:list-item>
          <text:list>
            <text:list-item>
              <text:p text:style-name="P42">istio = service mesh = proxy for service to service communication</text:p>
            </text:list-item>
            <text:list-item>
              <text:p text:style-name="P40">Kafdrop <text:span text:style-name="T36">= web UI to view topics, messages published, brokers on various topics</text:span></text:p>
            </text:list-item>
            <text:list-item>
              <text:p text:style-name="P39"/>
            </text:list-item>
            <text:list-item>
              <text:p text:style-name="P39">Parca, Kafdrop, Kiali</text:p>
            </text:list-item>
            <text:list-item>
              <text:p text:style-name="P37">CockroachDB, PostgreSQL, Datastore</text:p>
            </text:list-item>
          </text:list>
        </text:list-item>
      </text:list>
      <text:p text:style-name="P10"/>
      <text:p text:style-name="P10"><text:span text:style-name="T6"> </text:span><text:span text:style-name="T4">RDBMS and NoSQL data platforms such as like MySQL, MSSQL, MongoDB, ElasticSearch, Redis, and Elasticsearch</text:span><text:span text:style-name="T6"> </text:span> </text:p>
      <text:p text:style-name="P10"/>
      <text:p text:style-name="P10"><text:span text:style-name="T4">Advanced level scripting experience (Python, Ruby, Bash, Powershell)</text:span> </text:p>
      <text:p text:style-name="P10"/>
      <text:p text:style-name="P10"><text:span text:style-name="T4">Linux distributions (Rhel 8, CentOS, Ubuntu, and Amazon Linux)</text:span> </text:p>
      <text:p text:style-name="P10"/>
      <text:p text:style-name="P10"/>
      <text:p text:style-name="P10"/>
      <text:p text:style-name="P32">- You'll maintain and advance the cloud infrastructure, based on Kubernetes, and Serverless Framework</text:p>
      <text:p text:style-name="P32"/>
      <text:p text:style-name="P12"><text:span text:style-name="T4">- You'll be building infrastructure for Business intelligence. - You'll improve the operational visibility of our production systems by advancing monitoring, alerting, and centralized logging infrastructure with </text:span><text:span text:style-name="T5">Prometheus, Grafana, PagerDuty, New Relic, DataDog and Graylog</text:span></text:p>
      <text:p text:style-name="P33"/>
      <text:p text:style-name="P33"/>
      <text:p text:style-name="P32">You have demonstrable experience in DevOps and Cloud Engineering, preferably with microservices SaaS products. - </text:p>
      <text:p text:style-name="P32"/>
      <text:p text:style-name="P32">Strong AWS Services knowledge and experience (GCP or Azure will be plus) -</text:p>
      <text:p text:style-name="P32"/>
      <text:p text:style-name="P12"><text:span text:style-name="T4"><text:s/>Excellent experience with tools such as Kubernetes (EKS, GKE, AKE), Terraform, Ansible and/or Docker, etc - Familiar with Istio / Helm operator design and workflow (plus) - Familiar with Kubernetes network model and disaster recovery - You have expert knowledge of AWS and topics surrounding high availability, failover, scaling, and security. - You must have some knowledge of Cloud Serverless Architecture - Experience working on CI/CD pipelines; CI/CD experience with multiple environments, including build and release systems (Preferable tools like Jenkins, Gitlab CI, - Github actions, CircelCI, AWS code pipeline and google cloud build) - You must have experience in application containerization, orchestration, monitoring, logging, automation, and troubleshooting with the Kubernetes platform and related best practices. - You have run SQL and NoSQL in production e.g. MariaDB, PostgreSQL, Redis </text:span><text:soft-page-break/><text:span text:style-name="T4">cache, BigqQuery, Dynamodb, or MongoDB. - You are an expert in the Linux operating system (i.e. administration, troubleshooting, and automation) with a strong understanding of foundational internet technologies such as HTTP/S, DNS, and TCP/IP. - Strong experience in scripting languages ( preferably Python, Bash scripting) - You have experience building infrastructure for data warehousing and visualization for Business Intelligence. - You love to build great things together with your team and you have excellent communication skills. - You are a highly reliable person and you like to take ownership of your work and are a fast learner - Ability to work independently Certification: - AWS Solution Architect Associate (Highly preferred) - Google cloud associate certified (Highly preferred) - Microsoft Certified: Azure Solution Architect Expert(Highly Preferred)</text:span> </text:p>
      <text:p text:style-name="P10"/>
      <text:p text:style-name="P10"/>
      <text:p text:style-name="P13">Kubernetes CICD – Java Based Application:</text:p>
      <text:p text:style-name="P13"/>
      <text:p text:style-name="P13"><text:a xlink:type="simple" xlink:href="https://jhooq.com/kubespray-12-steps-for-installing-a-production-ready-kubernetes-cluster/" text:style-name="Internet_20_link" text:visited-style-name="Visited_20_Internet_20_Link">https://jhooq.com/kubespray-12-steps-for-installing-a-production-ready-kubernetes-cluster/</text:a></text:p>
      <text:p text:style-name="P13"/>
      <text:p text:style-name="P13">https://www.youtube.com/watch?v=vYxyseVmH1U</text:p>
      <text:p text:style-name="P13"/>
      <text:p text:style-name="P13"><text:a xlink:type="simple" xlink:href="https://github.com/DeekshithSN/CICD_Java_gradle_application" text:style-name="Internet_20_link" text:visited-style-name="Visited_20_Internet_20_Link">https://github.com/DeekshithSN/CICD_Java_gradle_application</text:a></text:p>
      <text:p text:style-name="P13"/>
      <text:p text:style-name="P13"><text:a xlink:type="simple" xlink:href="https://github.com/DeekshithSN/cheatsheet/blob/master/installtion_guide_ubuntu.md" text:style-name="Internet_20_link" text:visited-style-name="Visited_20_Internet_20_Link">https://github.com/DeekshithSN/cheatsheet/blob/master/installtion_guide_ubuntu.md</text:a></text:p>
      <text:p text:style-name="P13"/>
      <text:p text:style-name="P13"/>
      <text:p text:style-name="P13"/>
      <text:p text:style-name="P13">Plugins For Jenkins:</text:p>
      <text:p text:style-name="P13"/>
      <text:p text:style-name="P13"/>
      <text:p text:style-name="P13">Maven invoker</text:p>
      <text:p text:style-name="P13"/>
      <text:p text:style-name="P13">Maven integration</text:p>
      <text:p text:style-name="P13"/>
      <text:p text:style-name="P14">Kubernetes</text:p>
      <text:p text:style-name="P14"/>
      <text:p text:style-name="P14">Kubernetes Continuous Deployment</text:p>
      <text:p text:style-name="P14"/>
      <text:p text:style-name="P14"/>
      <text:p text:style-name="P14"/>
      <text:p text:style-name="P15">Set Jenkins Config and Secrtes </text:p>
      <text:p text:style-name="P15"/>
      <text:p text:style-name="P17">Manage credentails -=&gt; jenkins Global Credentails =&gt; Add Credentails</text:p>
      <text:p text:style-name="P17"/>
      <text:p text:style-name="P19">Credenatils for Github <text:s/><text:span text:style-name="T11">= Type Git Hub</text:span></text:p>
      <text:p text:style-name="P19"/>
      <text:p text:style-name="P19">Docker Hub <text:span text:style-name="T11">= Type Secrets</text:span></text:p>
      <text:p text:style-name="P19"/>
      <text:p text:style-name="P19"/>
      <text:p text:style-name="P19"><text:s/>Kubernetes using config file</text:p>
      <text:p text:style-name="P18"/>
      <text:p text:style-name="P20">ID = Kubernetes_Cluster_Config</text:p>
      <text:p text:style-name="P16"/>
      <text:p text:style-name="P15">Maven Home</text:p>
      <text:p text:style-name="P15"/>
      <text:p text:style-name="P15"/>
      <text:p text:style-name="P23"><text:soft-page-break/>Pipeline Stages:</text:p>
      <text:p text:style-name="P21"/>
      <text:p text:style-name="P21">SCM checkout</text:p>
      <text:p text:style-name="P21"/>
      <text:p text:style-name="P21">maven clean Package</text:p>
      <text:p text:style-name="P21"/>
      <text:p text:style-name="P21">Build Docker Image</text:p>
      <text:p text:style-name="P21"/>
      <text:p text:style-name="P21">Push Docker Image</text:p>
      <text:p text:style-name="P21"/>
      <text:p text:style-name="P21">Deploy to Kubernetes</text:p>
      <text:p text:style-name="P21"/>
      <text:p text:style-name="P21"/>
      <text:p text:style-name="P21"/>
      <text:p text:style-name="P24"><text:span text:style-name="T12">node</text:span>{</text:p>
      <text:p text:style-name="P25"><text:span text:style-name="T12">    </text:span><text:span text:style-name="T15">stage('SCM</text:span><text:span text:style-name="T13"> </text:span><text:span text:style-name="T15">Checkout')</text:span><text:span text:style-name="T13"> </text:span><text:span text:style-name="T15">{</text:span></text:p>
      <text:p text:style-name="P25"><text:span text:style-name="T12">        </text:span><text:span text:style-name="T15">git</text:span><text:span text:style-name="T13"> </text:span><text:span text:style-name="T15">branch</text:span><text:span text:style-name="T14">:</text:span><text:span text:style-name="T13"> </text:span><text:span text:style-name="T15">'main'</text:span><text:span text:style-name="T14">,</text:span><text:span text:style-name="T13"> </text:span><text:span text:style-name="T15">credentialsId</text:span><text:span text:style-name="T14">:</text:span><text:span text:style-name="T13"> </text:span><text:span text:style-name="T15">'GIT_CREDENTIALS'</text:span><text:span text:style-name="T14">,</text:span><text:span text:style-name="T13"> </text:span><text:span text:style-name="T15">url</text:span><text:span text:style-name="T14">:</text:span><text:span text:style-name="T13"> </text:span><text:span text:style-name="T15">'https:</text:span><text:span text:style-name="T16">//github.com/amit873/Jenkins-Docker-Kubernetes-Project1.git'</text:span></text:p>
      <text:p text:style-name="P25"><text:span text:style-name="T12">    </text:span><text:span text:style-name="T14">}</text:span></text:p>
      <text:p text:style-name="P27">    </text:p>
      <text:p text:style-name="P25"><text:span text:style-name="T12">    </text:span><text:span text:style-name="T13">stage('Maven Clean Package') </text:span><text:span text:style-name="T14">{</text:span></text:p>
      <text:p text:style-name="P25"><text:span text:style-name="T12">      </text:span><text:span text:style-name="T15">def</text:span><text:span text:style-name="T13"> </text:span><text:span text:style-name="T15">mavenHome</text:span><text:span text:style-name="T13"> </text:span><text:span text:style-name="T15">=</text:span><text:span text:style-name="T13">  </text:span><text:span text:style-name="T15">tool</text:span><text:span text:style-name="T13"> </text:span><text:span text:style-name="T15">name</text:span><text:span text:style-name="T14">:</text:span><text:span text:style-name="T13"> </text:span><text:span text:style-name="T17">"Maven"</text:span><text:span text:style-name="T14">,</text:span><text:span text:style-name="T13"> </text:span><text:span text:style-name="T15">type</text:span><text:span text:style-name="T14">:</text:span><text:span text:style-name="T13"> </text:span><text:span text:style-name="T17">"maven"</text:span></text:p>
      <text:p text:style-name="P25"><text:span text:style-name="T12">      </text:span><text:span text:style-name="T15">def</text:span><text:span text:style-name="T13"> </text:span><text:span text:style-name="T15">mavenCMD</text:span><text:span text:style-name="T13"> </text:span><text:span text:style-name="T15">=</text:span><text:span text:style-name="T13"> </text:span><text:span text:style-name="T17">"${mavenHome}/bin/mvn"</text:span></text:p>
      <text:p text:style-name="P25"><text:span text:style-name="T12">      </text:span><text:span text:style-name="T15">sh</text:span><text:span text:style-name="T13"> </text:span><text:span text:style-name="T17">"${mavenCMD} clean package"</text:span></text:p>
      <text:p text:style-name="P25"><text:span text:style-name="T12">    </text:span><text:span text:style-name="T14">}</text:span></text:p>
      <text:p text:style-name="P27">    </text:p>
      <text:p text:style-name="P25"><text:span text:style-name="T12">    </text:span><text:span text:style-name="T13">stage('Build Docker Image')</text:span><text:span text:style-name="T14">{</text:span><text:span text:style-name="T13">        </text:span></text:p>
      <text:p text:style-name="P25"><text:span text:style-name="T12">        </text:span><text:span text:style-name="T15">sh</text:span><text:span text:style-name="T13"> </text:span><text:span text:style-name="T14">"</text:span><text:span text:style-name="T18">docker build -t ameintu/jenkins-docker-k8s-project:${env.BUILD_ID} .</text:span><text:span text:style-name="T14">"</text:span></text:p>
      <text:p text:style-name="P25"><text:span text:style-name="T12">    </text:span><text:span text:style-name="T14">}</text:span></text:p>
      <text:p text:style-name="P27">    </text:p>
      <text:p text:style-name="P25"><text:span text:style-name="T12">    </text:span><text:span text:style-name="T13">stage('Push Docker Image')</text:span><text:span text:style-name="T14">{</text:span></text:p>
      <text:p text:style-name="P25"><text:span text:style-name="T12">        </text:span><text:span text:style-name="T15">withCredentials([string(credentialsId</text:span><text:span text:style-name="T14">:</text:span><text:span text:style-name="T13"> </text:span><text:span text:style-name="T15">'DOCKER_HUB_CREDENTIALS'</text:span><text:span text:style-name="T14">,</text:span><text:span text:style-name="T13"> </text:span><text:span text:style-name="T15">variable</text:span><text:span text:style-name="T14">:</text:span><text:span text:style-name="T13"> </text:span><text:span text:style-name="T15">'DOCKER_HUB_CREDENTIALS')])</text:span><text:span text:style-name="T13"> </text:span><text:span text:style-name="T14">{</text:span></text:p>
      <text:p text:style-name="P25"><text:span text:style-name="T12">            </text:span><text:span text:style-name="T15">sh</text:span><text:span text:style-name="T13"> </text:span><text:span text:style-name="T14">"</text:span><text:span text:style-name="T18">docker login -u ameintu -p ${DOCKER_HUB_CREDENTIALS}</text:span><text:span text:style-name="T14">"</text:span></text:p>
      <text:p text:style-name="P25"><text:span text:style-name="T12">        </text:span><text:span text:style-name="T14">}</text:span></text:p>
      <text:p text:style-name="P25"><text:span text:style-name="T12">        </text:span><text:span text:style-name="T15">sh</text:span><text:span text:style-name="T13"> </text:span><text:span text:style-name="T17">"docker push ameintu/jenkins-docker-k8s-project:${env.BUILD_ID}"</text:span></text:p>
      <text:p text:style-name="P25"><text:span text:style-name="T12">    </text:span><text:span text:style-name="T14">}</text:span></text:p>
      <text:p text:style-name="P27">    </text:p>
      <text:p text:style-name="P25"><text:span text:style-name="T12">    </text:span><text:span text:style-name="T13">stage(</text:span><text:span text:style-name="T17">"Deploy Application in K8S Cluster"</text:span><text:span text:style-name="T13">)</text:span><text:span text:style-name="T14">{</text:span></text:p>
      <text:p text:style-name="P25"><text:span text:style-name="T12">        </text:span><text:span text:style-name="T15">kubernetesDeploy(</text:span></text:p>
      <text:p text:style-name="P25"><text:span text:style-name="T12">         </text:span><text:span text:style-name="T15">configs</text:span><text:span text:style-name="T14">:</text:span><text:span text:style-name="T13"> </text:span><text:span text:style-name="T15">'springBootMongo.yml'</text:span><text:span text:style-name="T14">,</text:span><text:span text:style-name="T13"> </text:span></text:p>
      <text:p text:style-name="P25"><text:span text:style-name="T12">         </text:span><text:span text:style-name="T15">kubeconfigId</text:span><text:span text:style-name="T14">:</text:span><text:span text:style-name="T13"> </text:span><text:span text:style-name="T15">'KUBERNATES_CLUSTER_CONFIG'</text:span><text:span text:style-name="T14">,</text:span></text:p>
      <text:p text:style-name="P25"><text:soft-page-break/><text:span text:style-name="T12">         </text:span><text:span text:style-name="T15">enableConfigSubstitution</text:span><text:span text:style-name="T14">:</text:span><text:span text:style-name="T13"> </text:span><text:span text:style-name="T17">true</text:span></text:p>
      <text:p text:style-name="P25"><text:span text:style-name="T12">        </text:span><text:span text:style-name="T15">)</text:span></text:p>
      <text:p text:style-name="P25"><text:span text:style-name="T12">    </text:span><text:span text:style-name="T14">}</text:span></text:p>
      <text:p text:style-name="P27">    </text:p>
      <text:p text:style-name="P25"><text:span text:style-name="T12">     </text:span><text:span text:style-name="T16">/**</text:span></text:p>
      <text:p text:style-name="P28">     <text:span text:style-name="T14">stage("Deploy To Kuberates Cluster"){</text:span></text:p>
      <text:p text:style-name="P28">        <text:span text:style-name="T14">sh "sed -i 's/tagversion/${env.BUILD_ID}/g' springBootMongo.yml"</text:span></text:p>
      <text:p text:style-name="P28">        <text:span text:style-name="T14">sh 'kubectl apply -f springBootMongo.yml'</text:span></text:p>
      <text:p text:style-name="P28">     <text:span text:style-name="T14">} **/</text:span></text:p>
      <text:p text:style-name="P27">    </text:p>
      <text:p text:style-name="P26">}</text:p>
      <text:p text:style-name="P30"/>
      <text:p text:style-name="P31"/>
      <text:p text:style-name="P31"/>
      <text:p text:style-name="P22"><text:bookmark text:name="5083"/><text:span text:style-name="Strong_20_Emphasis"><text:span text:style-name="T3">Pre-requisite:</text:span></text:span></text:p>
      <text:p text:style-name="P4"><text:bookmark text:name="fa6d"/>1. Kubernetes Cluster</text:p>
      <text:p text:style-name="P4"><text:bookmark text:name="4e16"/>2. Kubernetes Client</text:p>
      <text:p text:style-name="P4"><text:bookmark text:name="74b5"/>3. Docker</text:p>
      <text:p text:style-name="P4"><text:bookmark text:name="0c4b"/>4. Jenkins Server</text:p>
      <text:p text:style-name="P4"><text:bookmark text:name="67b2"/>5. BitBucket Account</text:p>
      <text:p text:style-name="P4"><text:bookmark text:name="c53f"/>6. Git</text:p>
      <text:p text:style-name="P4"><text:bookmark text:name="0565"/>7. NodeJS</text:p>
      <text:p text:style-name="P31"/>
      <text:p text:style-name="P15"/>
      <text:p text:style-name="P4"><text:bookmark text:name="d492"/>Push Docker Image to Docker Hub using Jenkins.</text:p>
      <text:p text:style-name="P4"><text:bookmark text:name="ab0e"/>2. Generate SSH Key on Kubernetes Client.</text:p>
      <text:p text:style-name="P4"><text:bookmark text:name="9005"/>3. Configure SSH Key in Jenkins.</text:p>
      <text:p text:style-name="P4"><text:bookmark text:name="dc74"/>4. Create a Deployment file.</text:p>
      <text:p text:style-name="P4"><text:bookmark text:name="c696"/>5. Deploy Docker Image to Kubernetes Cluster Using Jenkinsfile</text:p>
      <text:p text:style-name="P4"><text:bookmark text:name="7e52"/>6. Test the Deployment Pipeline</text:p>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Ubuntu, 'Helvetica Neue', sans-serif"/>
    <style:font-face style:name="apple-system1" svg:font-family="apple-system, system-ui, BlinkMacSystemFont, 'Segoe UI', Roboto, 'Helvetica Neue', 'Fira Sans', Ubuntu, Oxygen, 'Oxygen Sans', Cantarell, 'Droid Sans', 'Apple Color Emoji', 'Segoe UI Emoji', 'Segoe UI Emoji', 'Segoe UI Symbol', 'Lucida Grande', Helvetica, Arial, sans-serif"/>
    <style:font-face style:name="charter" svg:font-family="charter, Georgia, Cambria,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5T15:22:47.811000000</meta:creation-date>
    <dc:date>2022-09-28T17:05:18.692000000</dc:date>
    <meta:editing-duration>P2DT8H48M52S</meta:editing-duration>
    <meta:editing-cycles>49</meta:editing-cycles>
    <meta:generator>LibreOffice/7.3.2.2$Windows_X86_64 LibreOffice_project/49f2b1bff42cfccbd8f788c8dc32c1c309559be0</meta:generator>
    <meta:document-statistic meta:table-count="0" meta:image-count="0" meta:object-count="0" meta:page-count="6" meta:paragraph-count="130" meta:word-count="932" meta:character-count="7255" meta:non-whitespace-character-count="6194"/>
  </office:meta>
</office:document-meta>
</file>